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c2f02"/>
    </style:style>
    <style:style style:name="P2" style:family="paragraph" style:parent-style-name="Standard">
      <style:text-properties officeooo:paragraph-rsid="001c9bd1"/>
    </style:style>
    <style:style style:name="P3" style:family="paragraph" style:parent-style-name="Standard">
      <style:text-properties officeooo:rsid="00207f8f" officeooo:paragraph-rsid="00296a53"/>
    </style:style>
    <style:style style:name="P4" style:family="paragraph" style:parent-style-name="Standard">
      <style:text-properties officeooo:rsid="00207f8f" officeooo:paragraph-rsid="003f2108"/>
    </style:style>
    <style:style style:name="P5" style:family="paragraph" style:parent-style-name="Standard">
      <style:text-properties officeooo:paragraph-rsid="0023233f"/>
    </style:style>
    <style:style style:name="P6" style:family="paragraph" style:parent-style-name="Standard">
      <style:text-properties officeooo:rsid="0023233f" officeooo:paragraph-rsid="0023233f"/>
    </style:style>
    <style:style style:name="P7" style:family="paragraph" style:parent-style-name="Standard">
      <style:text-properties officeooo:rsid="0023233f" officeooo:paragraph-rsid="0061e329"/>
    </style:style>
    <style:style style:name="P8" style:family="paragraph" style:parent-style-name="Standard">
      <style:text-properties officeooo:rsid="0023233f" officeooo:paragraph-rsid="0085f63f"/>
    </style:style>
    <style:style style:name="P9" style:family="paragraph" style:parent-style-name="Standard">
      <style:text-properties officeooo:rsid="00242b07" officeooo:paragraph-rsid="002599c1"/>
    </style:style>
    <style:style style:name="P10" style:family="paragraph" style:parent-style-name="Standard">
      <style:text-properties officeooo:rsid="00242b07" officeooo:paragraph-rsid="00296a53"/>
    </style:style>
    <style:style style:name="P11" style:family="paragraph" style:parent-style-name="Standard">
      <style:text-properties officeooo:rsid="00242b07" officeooo:paragraph-rsid="003f9b07"/>
    </style:style>
    <style:style style:name="P12" style:family="paragraph" style:parent-style-name="Standard">
      <style:text-properties officeooo:paragraph-rsid="00296a53"/>
    </style:style>
    <style:style style:name="P13" style:family="paragraph" style:parent-style-name="Standard">
      <style:text-properties officeooo:paragraph-rsid="00365931"/>
    </style:style>
    <style:style style:name="P14" style:family="paragraph" style:parent-style-name="Standard">
      <style:text-properties officeooo:rsid="00365931" officeooo:paragraph-rsid="00365931"/>
    </style:style>
    <style:style style:name="P15" style:family="paragraph" style:parent-style-name="Standard">
      <style:text-properties officeooo:rsid="00365931" officeooo:paragraph-rsid="00414501"/>
    </style:style>
    <style:style style:name="P16" style:family="paragraph" style:parent-style-name="Standard">
      <style:text-properties officeooo:paragraph-rsid="003ad889"/>
    </style:style>
    <style:style style:name="P17" style:family="paragraph" style:parent-style-name="Standard">
      <style:text-properties officeooo:paragraph-rsid="003f9b07"/>
    </style:style>
    <style:style style:name="P18" style:family="paragraph" style:parent-style-name="Standard">
      <style:text-properties officeooo:paragraph-rsid="00414501"/>
    </style:style>
    <style:style style:name="P19" style:family="paragraph" style:parent-style-name="Standard">
      <style:text-properties officeooo:paragraph-rsid="0042baed"/>
    </style:style>
    <style:style style:name="P20" style:family="paragraph" style:parent-style-name="Standard">
      <style:text-properties officeooo:rsid="004b0b87" officeooo:paragraph-rsid="004b0b87"/>
    </style:style>
    <style:style style:name="P21" style:family="paragraph" style:parent-style-name="Standard">
      <style:text-properties officeooo:paragraph-rsid="004c871c"/>
    </style:style>
    <style:style style:name="P22" style:family="paragraph" style:parent-style-name="Standard">
      <style:text-properties officeooo:paragraph-rsid="006a0a93"/>
    </style:style>
    <style:style style:name="P23" style:family="paragraph" style:parent-style-name="Standard">
      <style:text-properties officeooo:paragraph-rsid="006a625d"/>
    </style:style>
    <style:style style:name="P24" style:family="paragraph" style:parent-style-name="Standard">
      <style:text-properties officeooo:paragraph-rsid="006c013e"/>
    </style:style>
    <style:style style:name="P25" style:family="paragraph" style:parent-style-name="Standard">
      <style:text-properties officeooo:rsid="009c4894" officeooo:paragraph-rsid="009c4894"/>
    </style:style>
    <style:style style:name="P26" style:family="paragraph" style:parent-style-name="Standard">
      <style:text-properties fo:font-size="40pt" officeooo:rsid="009c4894" officeooo:paragraph-rsid="00a1750a" style:font-size-asian="40pt" style:font-size-complex="40pt"/>
    </style:style>
    <style:style style:name="P27" style:family="paragraph" style:parent-style-name="Standard">
      <style:text-properties fo:font-size="40pt" officeooo:paragraph-rsid="00a1750a" style:font-size-asian="40pt" style:font-size-complex="40pt"/>
    </style:style>
    <style:style style:name="P28" style:family="paragraph" style:parent-style-name="Standard">
      <style:text-properties fo:font-size="40pt" officeooo:rsid="00207f8f" officeooo:paragraph-rsid="00a1750a" style:font-size-asian="40pt" style:font-size-complex="40pt"/>
    </style:style>
    <style:style style:name="P29" style:family="paragraph" style:parent-style-name="Standard">
      <style:text-properties fo:font-size="40pt" officeooo:rsid="0023233f" officeooo:paragraph-rsid="00a1750a" style:font-size-asian="40pt" style:font-size-complex="40pt"/>
    </style:style>
    <style:style style:name="P30" style:family="paragraph" style:parent-style-name="Standard">
      <style:text-properties fo:font-size="40pt" officeooo:rsid="00242b07" officeooo:paragraph-rsid="00a1750a" style:font-size-asian="40pt" style:font-size-complex="40pt"/>
    </style:style>
    <style:style style:name="P31" style:family="paragraph" style:parent-style-name="Standard">
      <style:text-properties fo:font-size="40pt" officeooo:rsid="004b0b87" officeooo:paragraph-rsid="00a1750a" style:font-size-asian="40pt" style:font-size-complex="40pt"/>
    </style:style>
    <style:style style:name="P32" style:family="paragraph" style:parent-style-name="Standard">
      <style:text-properties fo:font-size="40pt" officeooo:paragraph-rsid="00a1d669" style:font-size-asian="40pt" style:font-size-complex="40pt"/>
    </style:style>
    <style:style style:name="T1" style:family="text">
      <style:text-properties officeooo:rsid="001c2f02"/>
    </style:style>
    <style:style style:name="T2" style:family="text">
      <style:text-properties officeooo:rsid="001c9bd1"/>
    </style:style>
    <style:style style:name="T3" style:family="text">
      <style:text-properties officeooo:rsid="00207f8f"/>
    </style:style>
    <style:style style:name="T4" style:family="text">
      <style:text-properties officeooo:rsid="00214163"/>
    </style:style>
    <style:style style:name="T5" style:family="text">
      <style:text-properties officeooo:rsid="0023233f"/>
    </style:style>
    <style:style style:name="T6" style:family="text">
      <style:text-properties officeooo:rsid="0023f053"/>
    </style:style>
    <style:style style:name="T7" style:family="text">
      <style:text-properties officeooo:rsid="002599c1"/>
    </style:style>
    <style:style style:name="T8" style:family="text">
      <style:text-properties officeooo:rsid="0025c784"/>
    </style:style>
    <style:style style:name="T9" style:family="text">
      <style:text-properties officeooo:rsid="0027b1d3"/>
    </style:style>
    <style:style style:name="T10" style:family="text">
      <style:text-properties officeooo:rsid="00296a53"/>
    </style:style>
    <style:style style:name="T11" style:family="text">
      <style:text-properties officeooo:rsid="00299f58"/>
    </style:style>
    <style:style style:name="T12" style:family="text">
      <style:text-properties officeooo:rsid="0029c9bb"/>
    </style:style>
    <style:style style:name="T13" style:family="text">
      <style:text-properties officeooo:rsid="0030e7c5"/>
    </style:style>
    <style:style style:name="T14" style:family="text">
      <style:text-properties officeooo:rsid="00328464"/>
    </style:style>
    <style:style style:name="T15" style:family="text">
      <style:text-properties officeooo:rsid="00346a76"/>
    </style:style>
    <style:style style:name="T16" style:family="text">
      <style:text-properties officeooo:rsid="00365931"/>
    </style:style>
    <style:style style:name="T17" style:family="text">
      <style:text-properties officeooo:rsid="00372b6e"/>
    </style:style>
    <style:style style:name="T18" style:family="text">
      <style:text-properties officeooo:rsid="0039e4bc"/>
    </style:style>
    <style:style style:name="T19" style:family="text">
      <style:text-properties officeooo:rsid="003d5115"/>
    </style:style>
    <style:style style:name="T20" style:family="text">
      <style:text-properties officeooo:rsid="003f2108"/>
    </style:style>
    <style:style style:name="T21" style:family="text">
      <style:text-properties officeooo:rsid="0042baed"/>
    </style:style>
    <style:style style:name="T22" style:family="text">
      <style:text-properties officeooo:rsid="004c871c"/>
    </style:style>
    <style:style style:name="T23" style:family="text">
      <style:text-properties officeooo:rsid="004cbef4"/>
    </style:style>
    <style:style style:name="T24" style:family="text">
      <style:text-properties officeooo:rsid="004dad62"/>
    </style:style>
    <style:style style:name="T25" style:family="text">
      <style:text-properties officeooo:rsid="004feae4"/>
    </style:style>
    <style:style style:name="T26" style:family="text">
      <style:text-properties officeooo:rsid="00548fde"/>
    </style:style>
    <style:style style:name="T27" style:family="text">
      <style:text-properties officeooo:rsid="005d78f4"/>
    </style:style>
    <style:style style:name="T28" style:family="text">
      <style:text-properties officeooo:rsid="005e0fc8"/>
    </style:style>
    <style:style style:name="T29" style:family="text">
      <style:text-properties officeooo:rsid="0061e329"/>
    </style:style>
    <style:style style:name="T30" style:family="text">
      <style:text-properties officeooo:rsid="0067cdf8"/>
    </style:style>
    <style:style style:name="T31" style:family="text">
      <style:text-properties officeooo:rsid="006a1a3d"/>
    </style:style>
    <style:style style:name="T32" style:family="text">
      <style:text-properties officeooo:rsid="006c013e"/>
    </style:style>
    <style:style style:name="T33" style:family="text">
      <style:text-properties officeooo:rsid="006f45d8"/>
    </style:style>
    <style:style style:name="T34" style:family="text">
      <style:text-properties officeooo:rsid="007094af"/>
    </style:style>
    <style:style style:name="T35" style:family="text">
      <style:text-properties officeooo:rsid="00730b9f"/>
    </style:style>
    <style:style style:name="T36" style:family="text">
      <style:text-properties officeooo:rsid="007609ed"/>
    </style:style>
    <style:style style:name="T37" style:family="text">
      <style:text-properties officeooo:rsid="0076c3c3"/>
    </style:style>
    <style:style style:name="T38" style:family="text">
      <style:text-properties officeooo:rsid="0079c560"/>
    </style:style>
    <style:style style:name="T39" style:family="text">
      <style:text-properties officeooo:rsid="007b57cf"/>
    </style:style>
    <style:style style:name="T40" style:family="text">
      <style:text-properties officeooo:rsid="0085f63f"/>
    </style:style>
    <style:style style:name="T41" style:family="text">
      <style:text-properties officeooo:rsid="00874c0f"/>
    </style:style>
    <style:style style:name="T42" style:family="text">
      <style:text-properties officeooo:rsid="008acbc3"/>
    </style:style>
    <style:style style:name="T43" style:family="text">
      <style:text-properties officeooo:rsid="008d8d8c"/>
    </style:style>
    <style:style style:name="T44" style:family="text">
      <style:text-properties officeooo:rsid="008e908e"/>
    </style:style>
    <style:style style:name="T45" style:family="text">
      <style:text-properties officeooo:rsid="00955241"/>
    </style:style>
    <style:style style:name="T46" style:family="text">
      <style:text-properties officeooo:rsid="009c38dd"/>
    </style:style>
    <style:style style:name="T47" style:family="text">
      <style:text-properties officeooo:rsid="00a175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Y</text:span>ou have a feast with your cousin, <text:span text:style-name="T1">a</text:span> friend from kindergarten, and a woman that you met at a party. One second later you're at work. <text:span text:style-name="T1">T</text:span>here's a waterfall palm trees, or<text:span text:style-name="T1">ch</text:span>ids, and a <text:span text:style-name="T1">vi</text:span>ew of the <text:span text:style-name="T1">o</text:span>cean. </text:p>
      <text:p text:style-name="P1"/>
      <text:p text:style-name="P1">At work you build a rocket ship. <text:span text:style-name="T1">N</text:span>ot by yourself of course. <text:span text:style-name="T1">Y</text:span>ou build it with your cousin Jessica, <text:span text:style-name="T1">a </text:span>woman from Sweden, and your husband. <text:span text:style-name="T1">Y</text:span>ou t<text:span text:style-name="T1">ell</text:span> your computer <text:span text:style-name="T1">to weld </text:span>a metal <text:span text:style-name="T1">contraption</text:span> to another piece as you watch <text:span text:style-name="T1">it onscreen</text:span>. You talk to your computer again and code is assembled - no typing <text:s/>necessary.</text:p>
      <text:p text:style-name="P1"/>
      <text:p text:style-name="P1"><text:span text:style-name="T1">T</text:span>ime for lunch. You ride your bike <text:span text:style-name="T1">in a</text:span> loop around Tokyo <text:span text:style-name="T8">with your college pals</text:span>. A concert follows you on your entire ride.<text:line-break/>After lunch you build a roller coaster the same way you bui<text:span text:style-name="T1">l</text:span>t the rocket ship.</text:p>
      <text:p text:style-name="P1"/>
      <text:p text:style-name="P16">One second later your home having dinner with your spouse, a woman from Tokyo, and a pterodactyl. You <text:span text:style-name="T2">crea</text:span>te a chapter in your “book” w<text:span text:style-name="T2">hich consists of</text:span> a video of the rocket ship and a tutorial <text:span text:style-name="T2">assignment</text:span> <text:span text:style-name="T2">that gives readers feedback on their answers in real time</text:span>. <text:span text:style-name="T18">And your readers give feedback while you write.</text:span></text:p>
      <text:p text:style-name="P2"><text:line-break/>When it's time for bed you relax and watch purple blue and yellow stars well while you fly in a rocketship across the sky.</text:p>
      <text:p text:style-name="P2"/>
      <text:p text:style-name="Standard">What if I said you did all this while never leaving your house. Now I'm going to tell you how we're going to <text:span text:style-name="T9">help </text:span>make that happen.</text:p>
      <text:p text:style-name="P13"/>
      <text:p text:style-name="P13"><text:span text:style-name="T16">Maybe it was holograms, augmented reality, teleportation, doesn’t matter. What’s important is that we have a vision that we can drill into.</text:span></text:p>
      <text:p text:style-name="Standard"/>
      <text:p text:style-name="P4">Envision your own future scenario <text:span text:style-name="T19">based on something you enjoy or would really like to have happen</text:span>.</text:p>
      <text:p text:style-name="P4"><text:span text:style-name="T20">Shout ideas</text:span> </text:p>
      <text:p text:style-name="P5"><text:span text:style-name="T3">Pick a technology or a social innovation from that scenario, whether it’s</text:span> thought to t<text:span text:style-name="T5">e</text:span>xt, augmented reality, <text:span text:style-name="T5">holograms,</text:span> teleport<text:span text:style-name="T5">ation, manipulation of the human brain at the molecular level</text:span>. </text:p>
      <text:p text:style-name="P6">Jot down a thought or piece of information about <text:span text:style-name="T6">that technology… into twitter or facebook: #phxstartupweek #crowdpublishtv</text:span></text:p>
      <text:p text:style-name="P9">You just took the first step in becoming an expert – <text:span text:style-name="T7">you identified and defined a knowledge area, you wrote about it, and communicated it to a broad audience. </text:span></text:p>
      <text:p text:style-name="P9"/>
      <text:p text:style-name="P19"><text:span text:style-name="T21">I was writing a book &amp; movie about my experiences as woman engineer in FAA offices and had lots of ideas for future books and movies. I didn’t like the resources available, or even the culture of publishing. Your art, their business. But I’m an engineer. I didn’t care about their business. Especially since they weren’t even good at it. I wanted to build a different business. </text:span></text:p>
      <text:p text:style-name="P19"><text:span text:style-name="T21">Just as I described a b</text:span>ig picture <text:span text:style-name="T16">future scenario, I developed a big picture for CrowdPublish.TV that I drilled into. </text:span></text:p>
      <text:p text:style-name="P13"><text:span text:style-name="T4">Market yourself as an expert,</text:span> b<text:span text:style-name="T4">oo</text:span>k parties. <text:span text:style-name="T4">I</text:span>n lib<text:span text:style-name="T4">raries</text:span>, restaurants, conf<text:span text:style-name="T4">erence</text:span> linked by vid<text:span text:style-name="T4">eo</text:span>. Share, sell knowledge, b<text:span text:style-name="T4">oo</text:span>ks, engagement. Meet authors, calendar of online events. Get authors to post content on your wall so you don't have to look for content. What is book, class.</text:p>
      <text:p text:style-name="P14"/>
      <text:p text:style-name="P18"><text:span text:style-name="T16">I didn’t start with a fully fleshed scenario, it developed over time. Started with Biz Stone.</text:span> </text:p>
      <text:p text:style-name="P15"/>
      <text:p text:style-name="P15"><text:soft-page-break/>But lean startup – nobody wants to deal with a confusing conglomeration, not a user or developer. Where do they start? When is it usable? So you start with a piece of the big picture that can be useful when small number of users.</text:p>
      <text:p text:style-name="P5"/>
      <text:p text:style-name="P5">What small piece can be done now with colleagues .</text:p>
      <text:p text:style-name="P5"/>
      <text:p text:style-name="P11"><text:span text:style-name="T7">Of course, there are many steps to becoming an expert. So don’t stop there. Your homework is to research what already exists. Refine vision. Write more. Make video. Get friends to write. Read what they say, their ideas. And of course post it on CrowdPublish.TV. </text:span></text:p>
      <text:p text:style-name="P11"/>
      <text:p text:style-name="P17"/>
      <text:p text:style-name="Standard"/>
      <text:p text:style-name="Standard"/>
      <text:p text:style-name="Standard"/>
      <text:p text:style-name="P25">Let’s Develop the “Future of Work” Right Here</text:p>
      <text:p text:style-name="P24"/>
      <text:p text:style-name="P24"><text:span text:style-name="T24">Good morning. It’s a typical day in year 2038. The smell of bacon wafts through; you’re</text:span> hav<text:span text:style-name="T32">ing</text:span> <text:span text:style-name="T10">break</text:span>fast <text:span text:style-name="T30">here</text:span> with <text:span text:style-name="T32">your best</text:span> friend, <text:span text:style-name="T39">and</text:span> <text:span text:style-name="T35">someone</text:span> <text:span text:style-name="T13">she invited from Sweden</text:span>. <text:span text:style-name="T11">As you finish your breakfast,</text:span> you're at work <text:span text:style-name="T33">on the beach</text:span>. </text:p>
      <text:p text:style-name="P12"/>
      <text:p text:style-name="P21"><text:span text:style-name="T26">Y</text:span>ou’<text:span text:style-name="T26">re</text:span> build<text:span text:style-name="T26">ing</text:span> a rocket <text:span text:style-name="T25">car </text:span>with your <text:span text:style-name="T11">sister and</text:span> <text:span text:style-name="T1">a few people</text:span> you met at <text:span text:style-name="T17">various</text:span> <text:span text:style-name="T14">meetups in Tokyo and Katmandu</text:span>. <text:span text:style-name="T1">Y</text:span>ou <text:span text:style-name="T1">speak code; the code</text:span> <text:span text:style-name="T23">commands</text:span> <text:span text:style-name="T22">machines to assemble the rocket car</text:span>.</text:p>
      <text:p text:style-name="P12"/>
      <text:p text:style-name="P22"><text:span text:style-name="T42">When you’re done with that for the day, you create a chapter in your “book,” because you’re the rocket car expert. The book includes </text:span>video<text:span text:style-name="T34">s,</text:span> <text:span text:style-name="T37">instant feedback</text:span> tutorial<text:span text:style-name="T38">s.</text:span></text:p>
      <text:p text:style-name="P12"><text:span text:style-name="T31">At the end of the day</text:span> you relax in <text:span text:style-name="T12">your</text:span> rocket <text:span text:style-name="T27">car and watch other rockets zip</text:span> across the sky.</text:p>
      <text:p text:style-name="P12"/>
      <text:p text:style-name="P23"><text:span text:style-name="T43">Y</text:span>ou did all this w<text:span text:style-name="T44">ithout</text:span> leaving your <text:span text:style-name="T15">back yard</text:span>. </text:p>
      <text:p text:style-name="P23"><text:span text:style-name="T45">Let’s talk about</text:span> how we're going to <text:span text:style-name="T9">help </text:span>make that happen.</text:p>
      <text:p text:style-name="P12"/>
      <text:p text:style-name="P3"><text:span text:style-name="T46">Now I want you to e</text:span>nvision your own future scenario <text:span text:style-name="T28">based on something you know well or would like to know well</text:span>. </text:p>
      <text:p text:style-name="P12"><text:span text:style-name="T3">Pick a technology or social innovation from that scenario, whether it’s</text:span> thought to t<text:span text:style-name="T5">e</text:span>xt, <text:span text:style-name="T36">holograms or instant bacon delivery</text:span>. </text:p>
      <text:p text:style-name="P8"><text:span text:style-name="T40">OK. Now take a selfie with your Phoenix Startup Week friends here and post it with</text:span> <text:span text:style-name="T40">a</text:span> thought about <text:span text:style-name="T41">your innovation. <text:s/>#Phxstartupweek. </text:span></text:p>
      <text:p text:style-name="P7"><text:span text:style-name="T29">Great! You just took the first step to becoming an expert. </text:span></text:p>
      <text:p text:style-name="P10"/>
      <text:p text:style-name="P20">Excited about <text:span text:style-name="T47">finding out </text:span>what <text:span text:style-name="T29">everyone</text:span> want<text:span text:style-name="T29">s</text:span> to <text:span text:style-name="T29">be an expert in</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0:02:53.076599676</meta:creation-date>
    <dc:date>2017-12-21T19:15:54.745168863</dc:date>
    <meta:editing-duration>P1DT23H6M10S</meta:editing-duration>
    <meta:editing-cycles>133</meta:editing-cycles>
    <meta:generator>LibreOffice/5.1.6.2$Linux_X86_64 LibreOffice_project/10m0$Build-2</meta:generator>
    <meta:document-statistic meta:table-count="0" meta:image-count="0" meta:object-count="0" meta:page-count="2" meta:paragraph-count="31" meta:word-count="835" meta:character-count="4735" meta:non-whitespace-character-count="3912"/>
  </office:meta>
</office:document-meta>
</file>